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float" office:value="24.52">
            <text:p>24,52</text:p>
          </table:table-cell>
          <table:table-cell table:formula="of:=([.A1]/128)*18" office:value-type="float" office:value="3.448125">
            <text:p>3,45</text:p>
          </table:table-cell>
          <table:table-cell table:style-name="ce2" table:formula="of:=[.B1]-9" office:value-type="float" office:value="-5.551875">
            <text:p>-5,55</text:p>
          </table:table-cell>
          <table:table-cell table:number-columns-repeated="3"/>
        </table:table-row>
        <table:table-row table:style-name="ro1">
          <table:table-cell table:style-name="ce1" office:value-type="float" office:value="39.62">
            <text:p>39,62</text:p>
          </table:table-cell>
          <table:table-cell table:formula="of:=([.A2]/128)*18" office:value-type="float" office:value="5.5715625">
            <text:p>5,57</text:p>
          </table:table-cell>
          <table:table-cell table:style-name="ce2" table:formula="of:=[.B2]-9" office:value-type="float" office:value="-3.4284375">
            <text:p>-3,43</text:p>
          </table:table-cell>
          <table:table-cell table:number-columns-repeated="2"/>
          <table:table-cell table:formula="of:=0.44/2+0.19/2+0.15/2" office:value-type="float" office:value="0.39">
            <text:p>0,39</text:p>
          </table:table-cell>
        </table:table-row>
        <table:table-row table:style-name="ro1">
          <table:table-cell table:style-name="ce1" office:value-type="float" office:value="56.18">
            <text:p>56,18</text:p>
          </table:table-cell>
          <table:table-cell table:formula="of:=([.A3]/128)*18" office:value-type="float" office:value="7.9003125">
            <text:p>7,90</text:p>
          </table:table-cell>
          <table:table-cell table:style-name="ce2" table:formula="of:=[.B3]-9" office:value-type="float" office:value="-1.0996875">
            <text:p>-1,10</text:p>
          </table:table-cell>
          <table:table-cell table:number-columns-repeated="2"/>
          <table:table-cell table:formula="of:=[.F2]/3" office:value-type="float" office:value="0.13">
            <text:p>0,13</text:p>
          </table:table-cell>
        </table:table-row>
        <table:table-row table:style-name="ro1">
          <table:table-cell table:style-name="ce1" office:value-type="float" office:value="70.75">
            <text:p>70,75</text:p>
          </table:table-cell>
          <table:table-cell table:formula="of:=([.A4]/128)*18" office:value-type="float" office:value="9.94921875">
            <text:p>9,95</text:p>
          </table:table-cell>
          <table:table-cell table:style-name="ce2" table:formula="of:=[.B4]-9" office:value-type="float" office:value="0.94921875">
            <text:p>0,95</text:p>
          </table:table-cell>
          <table:table-cell table:number-columns-repeated="2"/>
          <table:table-cell office:value-type="float" office:value="0.14">
            <text:p>0,14</text:p>
          </table:table-cell>
        </table:table-row>
        <table:table-row table:style-name="ro1">
          <table:table-cell table:style-name="ce1" office:value-type="float" office:value="89.76">
            <text:p>89,76</text:p>
          </table:table-cell>
          <table:table-cell table:formula="of:=([.A5]/128)*18" office:value-type="float" office:value="12.6225">
            <text:p>12,62</text:p>
          </table:table-cell>
          <table:table-cell table:style-name="ce2" table:formula="of:=[.B5]-9" office:value-type="float" office:value="3.6225">
            <text:p>3,62</text:p>
          </table:table-cell>
          <table:table-cell table:number-columns-repeated="3"/>
        </table:table-row>
        <table:table-row table:style-name="ro1">
          <table:table-cell table:style-name="ce1" office:value-type="float" office:value="106.6">
            <text:p>106,6</text:p>
          </table:table-cell>
          <table:table-cell table:formula="of:=([.A6]/128)*18" office:value-type="float" office:value="14.990625">
            <text:p>14,99</text:p>
          </table:table-cell>
          <table:table-cell table:style-name="ce2" table:formula="of:=[.B6]-9" office:value-type="float" office:value="5.990625">
            <text:p>5,99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formula="of:=3.43-3.62" office:value-type="float" office:value="-0.19">
            <text:p>-0,19</text:p>
          </table:table-cell>
          <table:table-cell table:formula="of:=[.C10]/2" office:value-type="float" office:value="-0.095">
            <text:p>-0,0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14.4*[.F3]/(3*10^11)" office:value-type="float" office:value="0.00000000000624">
            <text:p>6,24E-012</text:p>
          </table:table-cell>
        </table:table-row>
        <table:table-row table:style-name="ro1">
          <table:table-cell table:number-columns-repeated="5"/>
          <table:table-cell table:formula="of:=14.4*[.F4]/(3*10^11)" office:value-type="float" office:value="0.00000000000672">
            <text:p>6,72E-01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formula="of:=14.4*(0.95+3.43)*10^3" office:value-type="float" office:value="63072">
            <text:p>63072,00</text:p>
          </table:table-cell>
          <table:table-cell/>
          <table:table-cell table:formula="of:=[.B19]/[.B20]" office:value-type="float" office:value="36.9321575378562">
            <text:p>36,9321575379</text:p>
          </table:table-cell>
          <table:table-cell table:number-columns-repeated="2"/>
        </table:table-row>
        <table:table-row table:style-name="ro1">
          <table:table-cell/>
          <table:table-cell table:formula="of:=2*3*10^11*2.8463*10^(-9)" office:value-type="float" office:value="1707.78">
            <text:p>1707,78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formula="of:=(3/2)*([.B6]-[.B4])/((0.95+3.43))*0.0903" office:value-type="float" office:value="0.15590376177226">
            <text:p>0,16</text:p>
          </table:table-cell>
          <table:table-cell table:number-columns-repeated="3"/>
          <table:table-cell table:formula="of:=0.13+0.14+0.17+0.15+0.14+0.16" office:value-type="float" office:value="0.89">
            <text:p>0,89</text:p>
          </table:table-cell>
        </table:table-row>
        <table:table-row table:style-name="ro1">
          <table:table-cell table:number-columns-repeated="5"/>
          <table:table-cell table:formula="of:=[.F24]/6" office:value-type="float" office:value="0.148333333333333">
            <text:p>0,1483333333</text:p>
          </table:table-cell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24.07.2018</text:date>, <text:time>00:58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0:04.265000000</meta:creation-date>
    <dc:date>2018-07-24T00:58:37.02</dc:date>
    <meta:editing-duration>PT25M12S</meta:editing-duration>
    <meta:editing-cycles>3</meta:editing-cycles>
    <meta:generator>OpenOffice/4.1.5$Win32 OpenOffice.org_project/415m1$Build-9789</meta:generator>
    <meta:document-statistic meta:table-count="1" meta:cell-count="32" meta:object-count="0"/>
  </office:meta>
</office:document-meta>
</file>